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aca" officeooo:paragraph-rsid="00193aca"/>
    </style:style>
    <style:style style:name="P2" style:family="paragraph" style:parent-style-name="Standard">
      <style:text-properties officeooo:rsid="00196a97" officeooo:paragraph-rsid="00196a97"/>
    </style:style>
    <style:style style:name="P3" style:family="paragraph" style:parent-style-name="Standard">
      <style:text-properties officeooo:rsid="001bcb83" officeooo:paragraph-rsid="001bcb83"/>
    </style:style>
    <style:style style:name="P4" style:family="paragraph" style:parent-style-name="Standard">
      <style:text-properties officeooo:rsid="001ca6f9" officeooo:paragraph-rsid="001ca6f9"/>
    </style:style>
    <style:style style:name="P5" style:family="paragraph" style:parent-style-name="Standard">
      <style:text-properties officeooo:rsid="001db850" officeooo:paragraph-rsid="001db850"/>
    </style:style>
    <style:style style:name="P6" style:family="paragraph" style:parent-style-name="Standard">
      <style:text-properties officeooo:rsid="001f1043" officeooo:paragraph-rsid="001f1043"/>
    </style:style>
    <style:style style:name="P7" style:family="paragraph" style:parent-style-name="Standard">
      <style:text-properties officeooo:rsid="00255527" officeooo:paragraph-rsid="00255527"/>
    </style:style>
    <style:style style:name="P8" style:family="paragraph" style:parent-style-name="Standard">
      <style:text-properties officeooo:rsid="00255527" officeooo:paragraph-rsid="00258148"/>
    </style:style>
    <style:style style:name="P9" style:family="paragraph" style:parent-style-name="Standard">
      <style:text-properties officeooo:rsid="00258148" officeooo:paragraph-rsid="00258148"/>
    </style:style>
    <style:style style:name="P10" style:family="paragraph" style:parent-style-name="Standard">
      <style:text-properties officeooo:rsid="0026d49c" officeooo:paragraph-rsid="0026d49c"/>
    </style:style>
    <style:style style:name="P11" style:family="paragraph" style:parent-style-name="Standard">
      <style:text-properties style:text-underline-style="solid" style:text-underline-width="auto" style:text-underline-color="font-color" officeooo:rsid="0026d49c" officeooo:paragraph-rsid="0026d49c"/>
    </style:style>
    <style:style style:name="P12" style:family="paragraph" style:parent-style-name="Standard">
      <style:text-properties style:text-underline-style="solid" style:text-underline-width="auto" style:text-underline-color="font-color" officeooo:rsid="00278061" officeooo:paragraph-rsid="0027806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0ed9e" officeooo:paragraph-rsid="003490e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719cc" officeooo:paragraph-rsid="003719c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68635" officeooo:paragraph-rsid="00368635" style:font-weight-asian="bold" style:font-weight-complex="bold"/>
    </style:style>
    <style:style style:name="P16" style:family="paragraph" style:parent-style-name="Standard">
      <style:text-properties style:text-underline-style="none" officeooo:rsid="0026d49c" officeooo:paragraph-rsid="0026d49c"/>
    </style:style>
    <style:style style:name="P17" style:family="paragraph" style:parent-style-name="Standard">
      <style:text-properties style:text-underline-style="none" officeooo:rsid="002929da" officeooo:paragraph-rsid="002929da"/>
    </style:style>
    <style:style style:name="P18" style:family="paragraph" style:parent-style-name="Standard">
      <style:text-properties style:text-underline-style="none" officeooo:rsid="002c6316" officeooo:paragraph-rsid="002c6316"/>
    </style:style>
    <style:style style:name="P19" style:family="paragraph" style:parent-style-name="Standard">
      <style:text-properties style:text-underline-style="none" officeooo:rsid="002c6316" officeooo:paragraph-rsid="002d4b52"/>
    </style:style>
    <style:style style:name="P20" style:family="paragraph" style:parent-style-name="Standard">
      <style:text-properties style:text-underline-style="none" officeooo:rsid="002d4b52" officeooo:paragraph-rsid="002d4b52"/>
    </style:style>
    <style:style style:name="P21" style:family="paragraph" style:parent-style-name="Standard">
      <style:text-properties style:text-underline-style="none" officeooo:rsid="002f4837" officeooo:paragraph-rsid="002f4837"/>
    </style:style>
    <style:style style:name="P22" style:family="paragraph" style:parent-style-name="Standard">
      <style:text-properties style:text-underline-style="none" officeooo:rsid="0030ed9e" officeooo:paragraph-rsid="0030ed9e"/>
    </style:style>
    <style:style style:name="P23" style:family="paragraph" style:parent-style-name="Standard">
      <style:text-properties style:text-underline-style="none" officeooo:rsid="0030ed9e" officeooo:paragraph-rsid="003490e2"/>
    </style:style>
    <style:style style:name="P24" style:family="paragraph" style:parent-style-name="Standard">
      <style:text-properties style:text-underline-style="none" officeooo:rsid="00368635" officeooo:paragraph-rsid="00368635"/>
    </style:style>
    <style:style style:name="P25" style:family="paragraph" style:parent-style-name="Standard">
      <style:text-properties style:text-underline-style="none" fo:font-weight="normal" officeooo:rsid="003719cc" officeooo:paragraph-rsid="003719cc" style:font-weight-asian="normal" style:font-weight-complex="normal"/>
    </style:style>
    <style:style style:name="P26" style:family="paragraph" style:parent-style-name="Standard">
      <style:text-properties fo:font-size="18pt" style:text-underline-style="none" officeooo:rsid="002c6316" officeooo:paragraph-rsid="002c6316"/>
    </style:style>
    <style:style style:name="P27" style:family="paragraph" style:parent-style-name="Standard">
      <style:text-properties fo:font-size="18pt" style:text-underline-style="none" fo:font-weight="normal" officeooo:rsid="0039bd88" officeooo:paragraph-rsid="0039bd88" style:font-weight-asian="normal" style:font-weight-complex="normal"/>
    </style:style>
    <style:style style:name="P28" style:family="paragraph" style:parent-style-name="Standard">
      <style:text-properties fo:font-size="22pt" fo:font-weight="bold" officeooo:rsid="00255527" officeooo:paragraph-rsid="00255527" style:font-weight-asian="bold" style:font-weight-complex="bold"/>
    </style:style>
    <style:style style:name="P29" style:family="paragraph" style:parent-style-name="Standard">
      <style:text-properties fo:font-size="12pt" style:text-underline-style="none" fo:font-weight="normal" officeooo:rsid="0039bd88" officeooo:paragraph-rsid="0039bd88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39bd88" officeooo:paragraph-rsid="003af3b8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3af3b8" officeooo:paragraph-rsid="003af3b8" style:font-weight-asian="normal" style:font-weight-complex="normal"/>
    </style:style>
    <style:style style:name="P32" style:family="paragraph" style:parent-style-name="Standard">
      <style:text-properties fo:font-size="12pt" style:text-underline-style="none" fo:font-weight="normal" officeooo:rsid="003b4b50" officeooo:paragraph-rsid="003b4b50" style:font-weight-asian="normal" style:font-weight-complex="normal"/>
    </style:style>
    <style:style style:name="P33" style:family="paragraph" style:parent-style-name="Standard">
      <style:text-properties fo:font-size="12pt" style:text-underline-style="none" fo:font-weight="normal" officeooo:rsid="003d136a" officeooo:paragraph-rsid="003d136a" style:font-weight-asian="normal" style:font-weight-complex="normal"/>
    </style:style>
    <style:style style:name="P34" style:family="paragraph" style:parent-style-name="Standard">
      <style:text-properties fo:font-size="12pt" style:text-underline-style="none" fo:font-weight="normal" officeooo:rsid="00401ce6" officeooo:paragraph-rsid="00401ce6" style:font-weight-asian="normal" style:font-weight-complex="normal"/>
    </style:style>
    <style:style style:name="P35" style:family="paragraph" style:parent-style-name="Standard">
      <style:text-properties fo:font-size="12pt" style:text-underline-style="none" fo:font-weight="normal" officeooo:rsid="00407c36" officeooo:paragraph-rsid="00407c36" style:font-weight-asian="normal" style:font-weight-complex="normal"/>
    </style:style>
    <style:style style:name="P36" style:family="paragraph" style:parent-style-name="Standard">
      <style:text-properties fo:font-size="12pt" style:text-underline-style="none" fo:font-weight="normal" officeooo:rsid="00407c36" officeooo:paragraph-rsid="00425b8c" style:font-weight-asian="normal" style:font-weight-complex="normal"/>
    </style:style>
    <style:style style:name="P37" style:family="paragraph" style:parent-style-name="Standard">
      <style:text-properties fo:font-size="12pt" style:text-underline-style="none" fo:font-weight="normal" officeooo:rsid="00425b8c" officeooo:paragraph-rsid="00425b8c" style:font-weight-asian="normal" style:font-weight-complex="normal"/>
    </style:style>
    <style:style style:name="P38" style:family="paragraph" style:parent-style-name="Standard">
      <style:text-properties fo:font-size="12pt" style:text-underline-style="none" fo:font-weight="normal" officeooo:rsid="0043320d" officeooo:paragraph-rsid="0043320d" style:font-weight-asian="normal" style:font-weight-complex="normal"/>
    </style:style>
    <style:style style:name="P39" style:family="paragraph" style:parent-style-name="Standard">
      <style:text-properties fo:font-size="12pt" style:text-underline-style="none" fo:font-weight="normal" officeooo:rsid="00434f10" officeooo:paragraph-rsid="00434f10" style:font-weight-asian="normal" style:font-weight-complex="normal"/>
    </style:style>
    <style:style style:name="P40" style:family="paragraph" style:parent-style-name="Standard">
      <style:text-properties fo:font-size="12pt" style:text-underline-style="none" fo:font-weight="normal" officeooo:rsid="00440a63" officeooo:paragraph-rsid="00440a63" style:font-weight-asian="normal" style:font-weight-complex="normal"/>
    </style:style>
    <style:style style:name="P41" style:family="paragraph" style:parent-style-name="Standard">
      <style:text-properties fo:font-size="16pt" style:text-underline-style="none" fo:font-weight="normal" officeooo:rsid="00401ce6" officeooo:paragraph-rsid="00401ce6" style:font-weight-asian="normal" style:font-weight-complex="normal"/>
    </style:style>
    <style:style style:name="P42" style:family="paragraph" style:parent-style-name="Standard">
      <style:text-properties fo:font-size="24pt" style:text-underline-style="none" fo:font-weight="normal" officeooo:rsid="0043320d" officeooo:paragraph-rsid="0043320d" style:font-weight-asian="normal" style:font-weight-complex="normal"/>
    </style:style>
    <style:style style:name="P43" style:family="paragraph" style:parent-style-name="Preformatted_20_Text">
      <style:text-properties officeooo:rsid="00196a97" officeooo:paragraph-rsid="00196a97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officeooo:rsid="002929da" officeooo:paragraph-rsid="002929da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fo:font-weight="normal" officeooo:rsid="003719cc" officeooo:paragraph-rsid="003719cc" style:font-weight-asian="normal" style:font-weight-complex="normal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39bd88" officeooo:paragraph-rsid="003af3b8" style:font-weight-asian="normal" style:font-weight-complex="normal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3d136a" officeooo:paragraph-rsid="003d136a" style:font-weight-asian="normal" style:font-weight-complex="normal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401ce6" officeooo:paragraph-rsid="00401ce6" style:font-weight-asian="normal" style:font-weight-complex="normal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407c36" officeooo:paragraph-rsid="00407c36" style:font-weight-asian="normal" style:font-weight-complex="normal"/>
    </style:style>
    <style:style style:name="P50" style:family="paragraph" style:parent-style-name="Standard">
      <style:text-properties fo:font-size="12pt" style:text-underline-style="none" fo:font-weight="normal" officeooo:rsid="00440a63" officeooo:paragraph-rsid="00440a63" style:font-weight-asian="normal" style:font-weight-complex="normal"/>
    </style:style>
    <style:style style:name="P51" style:family="paragraph" style:parent-style-name="Standard">
      <style:text-properties fo:font-size="12pt" style:text-underline-style="none" fo:font-weight="normal" officeooo:rsid="0048839c" officeooo:paragraph-rsid="0048839c" style:font-weight-asian="normal" style:font-weight-complex="normal"/>
    </style:style>
    <style:style style:name="P52" style:family="paragraph" style:parent-style-name="Standard">
      <style:text-properties style:text-underline-style="none" officeooo:rsid="001bcb83" officeooo:paragraph-rsid="002c6316"/>
    </style:style>
    <style:style style:name="P53" style:family="paragraph" style:parent-style-name="Standard">
      <style:text-properties officeooo:rsid="00196a97" officeooo:paragraph-rsid="00196a97"/>
    </style:style>
    <style:style style:name="P54" style:family="paragraph" style:parent-style-name="Standard">
      <style:text-properties officeooo:rsid="001f1043" officeooo:paragraph-rsid="001f1043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440a63" officeooo:paragraph-rsid="00440a63" style:font-weight-asian="normal" style:font-weight-complex="normal"/>
    </style:style>
    <style:style style:name="P5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6a97" officeooo:paragraph-rsid="00196a97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f1043" officeooo:paragraph-rsid="001f1043"/>
    </style:style>
    <style:style style:name="P58" style:family="paragraph" style:parent-style-name="Preformatted_20_Text">
      <style:text-properties style:text-underline-style="none" officeooo:rsid="00196a97" officeooo:paragraph-rsid="004ac2c6"/>
    </style:style>
    <style:style style:name="T1" style:family="text">
      <style:text-properties officeooo:rsid="001f1043"/>
    </style:style>
    <style:style style:name="T2" style:family="text">
      <style:text-properties officeooo:rsid="002d4b52"/>
    </style:style>
    <style:style style:name="T3" style:family="text">
      <style:text-properties officeooo:rsid="0030aefa"/>
    </style:style>
    <style:style style:name="T4" style:family="text">
      <style:text-properties officeooo:rsid="0033290e"/>
    </style:style>
    <style:style style:name="T5" style:family="text">
      <style:text-properties officeooo:rsid="003e1910"/>
    </style:style>
    <style:style style:name="T6" style:family="text">
      <style:text-properties officeooo:rsid="00407c36"/>
    </style:style>
    <style:style style:name="T7" style:family="text">
      <style:text-properties officeooo:rsid="00498bc4"/>
    </style:style>
    <style:style style:name="T8" style:family="text">
      <style:text-properties officeooo:rsid="004c69c8"/>
    </style:style>
    <style:style style:name="T9" style:family="text">
      <style:text-properties officeooo:rsid="004dc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roslaunch stdr_launchers server_with_map_and_gui_plus_robot.launch</text:p>
      <text:p text:style-name="P1"/>
      <text:p text:style-name="P2">teleop_twist_keyboard</text:p>
      <text:p text:style-name="P2"><text:a xlink:type="simple" xlink:href="http://wiki.ros.org/teleop_twist_keyboard">http://wiki.ros.org/teleop_twist_keyboard</text:a></text:p>
      <text:p text:style-name="P2"/>
      <text:p text:style-name="P43"><text:bookmark text:name="line-1-3"/>rosrun teleop_twist_keyboard teleop_twist_keyboard.py cmd_vel:=robot0/cmd_vel</text:p>
      <text:p text:style-name="P43"/>
      <text:p text:style-name="P43"/>
      <text:p text:style-name="P43">(remapping)</text:p>
      <text:p text:style-name="P2"/>
      <text:p text:style-name="P2">rosrun <text:s/>rqt_gui rqt_gui </text:p>
      <text:p text:style-name="P4">rqt_plot</text:p>
      <text:p text:style-name="P4"/>
      <text:p text:style-name="P2"/>
      <text:p text:style-name="P56"/>
      <text:p text:style-name="P2">client and service approach of communication <text:s/></text:p>
      <text:p text:style-name="P2"><text:tab/>empty.src, setbool.srvs, trigger.srvs</text:p>
      <text:p text:style-name="P2"/>
      <text:p text:style-name="P2">part_1/cutom_msgs </text:p>
      <text:p text:style-name="P2"/>
      <text:p text:style-name="P56"/>
      <text:h text:style-name="Heading_20_1" text:outline-level="1">8 <text:span text:style-name="T9">February</text:span></text:h>
      <text:p text:style-name="P5"/>
      <text:p text:style-name="P5">rosservice <text:span text:style-name="T1">call : </text:span>like rosrun <text:span text:style-name="T1">but for .srv</text:span></text:p>
      <text:p text:style-name="P6">rosservice list</text:p>
      <text:p text:style-name="P6">rosservice info</text:p>
      <text:p text:style-name="P6"/>
      <text:p text:style-name="P57"/>
      <text:p text:style-name="P6"/>
      <text:p text:style-name="P6"/>
      <text:p text:style-name="P28">Feb 13</text:p>
      <text:p text:style-name="P7"/>
      <text:p text:style-name="P9">netbeans</text:p>
      <text:p text:style-name="P7"/>
      <text:p text:style-name="P7">part1/ example_ros_class</text:p>
      <text:p text:style-name="P7"/>
      <text:p text:style-name="P7">.h file is like headlines </text:p>
      <text:p text:style-name="P7"/>
      <text:p text:style-name="P7">The class name startwith a Capital letter : ExampleRosClass</text:p>
      <text:p text:style-name="P7">The under score represent shared functions : minimal_subscriber_</text:p>
      <text:p text:style-name="P7"/>
      <text:p text:style-name="P8">cpp containes the function</text:p>
      <text:p text:style-name="P8"/>
      <text:p text:style-name="P9">first write the functions with a <text:span text:style-name="T5">little</text:span> details then add the logic</text:p>
      <text:p text:style-name="P9"><text:soft-page-break/></text:p>
      <text:p text:style-name="P10">rosrun example_ros_class examlpe_ros_class</text:p>
      <text:p text:style-name="P10">rosservice call exampleMinimalService</text:p>
      <text:p text:style-name="P10">rostopic echo exampleMinimalPubTopic</text:p>
      <text:p text:style-name="P10">rostopic pub -r 4 exampleMinimalSubTopic std_msgs/Float32 2.0</text:p>
      <text:p text:style-name="P11">making libraries:</text:p>
      <text:p text:style-name="P16">creating_a_ros_library</text:p>
      <text:p text:style-name="P16">Using_a_ros_library</text:p>
      <text:p text:style-name="P10"/>
      <text:p text:style-name="P12">Example action server:</text:p>
      <text:p text:style-name="P17">rosrun example_action_server example_action_server</text:p>
      <text:p text:style-name="P17"/>
      <text:p text:style-name="P17">rosrun example_action_server example_action_client</text:p>
      <text:p text:style-name="P10"/>
      <text:p text:style-name="P10"/>
      <text:p text:style-name="P17">rosrun example_action_server example_countdown_server</text:p>
      <text:p text:style-name="P17">rosrun example_action_server example_timer_client</text:p>
      <text:p text:style-name="P17"/>
      <text:p text:style-name="P44"/>
      <text:p text:style-name="P17"/>
      <text:p text:style-name="P17"/>
      <text:p text:style-name="P26">Feb 15</text:p>
      <text:p text:style-name="P18"/>
      <text:p text:style-name="P52">roslaunch stdr_launchers server_with_map_and_gui_plus_robot.launch</text:p>
      <text:p text:style-name="P58">rosrun teleop_twist_keyboard teleop_twist_keyboard.py cmd_vel:=robot0/cmd_vel</text:p>
      <text:p text:style-name="P18">rosrun tf view_frames </text:p>
      <text:p text:style-name="P18"/>
      <text:p text:style-name="P18">(slam ) : <text:span text:style-name="T2">odometery, then lidar sensor, hence map the area</text:span></text:p>
      <text:p text:style-name="P18"/>
      <text:p text:style-name="P20">single parent role – between frames</text:p>
      <text:p text:style-name="P20"/>
      <text:p text:style-name="P19">rosrun tf <text:span text:style-name="T2">static_transform_publisher 0 0 0 0 0 0 1 robot0 base_link 100</text:span></text:p>
      <text:p text:style-name="P19"/>
      <text:p text:style-name="P15">Mapping:</text:p>
      <text:p text:style-name="P24"/>
      <text:p text:style-name="P24">stdrMap2</text:p>
      <text:p text:style-name="P20"/>
      <text:p text:style-name="P21">rosrun rviz rviz</text:p>
      <text:p text:style-name="P21"/>
      <text:p text:style-name="P21"><text:bookmark-start text:name="__DdeLink__388_2026694646"/><text:span text:style-name="T3">rosrun </text:span>gmapping slam_gmapping scan:=/robot0/laser_0 /map:=/map2<text:bookmark-end text:name="__DdeLink__388_2026694646"/></text:p>
      <text:p text:style-name="P21"/>
      <text:p text:style-name="P22"><text:bookmark-start text:name="__DdeLink__174_696036418"/>rosrun map_server map_saver -f stdrMap2 map:=map2<text:bookmark-end text:name="__DdeLink__174_696036418"/></text:p>
      <text:p text:style-name="P22"/>
      <text:p text:style-name="P22"/>
      <text:p text:style-name="P23">rosrun map_server map_s<text:span text:style-name="T4">erve</text:span>r stdrMap2.<text:span text:style-name="T4">yaml </text:span>map:=map2</text:p>
      <text:p text:style-name="P23"/>
      <text:p text:style-name="P13"/>
      <text:p text:style-name="P14">planning</text:p>
      <text:p text:style-name="P14"><text:soft-page-break/></text:p>
      <text:p text:style-name="P25">localization </text:p>
      <text:p text:style-name="P25"/>
      <text:p text:style-name="P25"/>
      <text:p text:style-name="P25"/>
      <text:p text:style-name="P45"/>
      <text:p text:style-name="P25"/>
      <text:p text:style-name="P27">Feb 20</text:p>
      <text:p text:style-name="P27"/>
      <text:p text:style-name="P29">parameter server:</text:p>
      <text:p text:style-name="P29">rosparam = rostopic but for osparam set /gains "p: 1.0 </text:p>
      <text:p text:style-name="P29">&gt; i: 2.0 </text:p>
      <text:p text:style-name="P29">&gt; d: 3.0" </text:p>
      <text:p text:style-name="P29"/>
      <text:p text:style-name="P29">part 1 / example parameter</text:p>
      <text:p text:style-name="P29"/>
      <text:p text:style-name="P29"/>
      <text:p text:style-name="P29">refer to the text</text:p>
      <text:p text:style-name="P29"/>
      <text:p text:style-name="P31">load_gains.launch</text:p>
      <text:p text:style-name="P30"/>
      <text:p text:style-name="P46"/>
      <text:p text:style-name="P30"><text:line-break/></text:p>
      <text:p text:style-name="P31">odometry:</text:p>
      <text:p text:style-name="P31"/>
      <text:p text:style-name="P31">rostopic /robot0/odom</text:p>
      <text:p text:style-name="P32">rospic echo /robot0/odom </text:p>
      <text:p text:style-name="P32"/>
      <text:p text:style-name="P32">rostopic echo tf</text:p>
      <text:p text:style-name="P32"/>
      <text:p text:style-name="P33">page 331 in textbook </text:p>
      <text:p text:style-name="P33"/>
      <text:p text:style-name="P47"/>
      <text:p text:style-name="P33"/>
      <text:p text:style-name="P41">Feb 22</text:p>
      <text:p text:style-name="P41"/>
      <text:p text:style-name="P34">Assignment 4:</text:p>
      <text:p text:style-name="P34"/>
      <text:p text:style-name="P34">feedback : callback function - </text:p>
      <text:p text:style-name="P34">result : callback for it</text:p>
      <text:p text:style-name="P34"/>
      <text:p text:style-name="P34">check lidar in action client</text:p>
      <text:p text:style-name="P34">- cancel the goal (stop) – server should reiceve it and halt the movement</text:p>
      <text:p text:style-name="P34">- give a set of new poses as a goal</text:p>
      <text:p text:style-name="P34">- <text:span text:style-name="T6">in the lab the lidaralarm will publish to the server instead</text:span></text:p>
      <text:p text:style-name="P34"/>
      <text:p text:style-name="P48"><text:soft-page-break/></text:p>
      <text:p text:style-name="P34"/>
      <text:p text:style-name="P34"/>
      <text:p text:style-name="P35">coordinates transforms:</text:p>
      <text:p text:style-name="P35"/>
      <text:p text:style-name="P37">page179</text:p>
      <text:p text:style-name="P37"/>
      <text:p text:style-name="P37">eigen libraries :page 194</text:p>
      <text:p text:style-name="P37"/>
      <text:p text:style-name="P36"/>
      <text:p text:style-name="P49"/>
      <text:p text:style-name="P42">Feb 27</text:p>
      <text:p text:style-name="P38"/>
      <text:p text:style-name="P38">odometry</text:p>
      <text:p text:style-name="P38">amcdl</text:p>
      <text:p text:style-name="P38"/>
      <text:p text:style-name="P40">roslaunch gazebo_empty_world.launch</text:p>
      <text:p text:style-name="P38"/>
      <text:p text:style-name="P39">gazebo: physics engain f=ma</text:p>
      <text:p text:style-name="P39">Rviz : get sensor data</text:p>
      <text:p text:style-name="P39"/>
      <text:p text:style-name="P40">part2/example_tf_listener/example_f_listener.cpp</text:p>
      <text:p text:style-name="P40"/>
      <text:p text:style-name="P55"/>
      <text:h text:style-name="Heading_20_1" text:outline-level="1">Office Hour <text:span text:style-name="T8">Feb 28</text:span></text:h>
      <text:p text:style-name="P51">nest competetion:</text:p>
      <text:p text:style-name="P51"/>
      <text:p text:style-name="P51">inventory</text:p>
      <text:p text:style-name="P51">orecle, what if questions</text:p>
      <text:p text:style-name="P51">production planning</text:p>
      <text:p text:style-name="P51">speed of the manibulator according to camera data</text:p>
      <text:p text:style-name="P51">tra<text:span text:style-name="T7">c</text:span>king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8:27:07.399768218</meta:creation-date>
    <meta:editing-duration>PT23H50M14S</meta:editing-duration>
    <meta:editing-cycles>19</meta:editing-cycles>
    <meta:generator>LibreOffice/4.2.8.2$Linux_X86_64 LibreOffice_project/420m0$Build-2</meta:generator>
    <dc:date>2017-03-01T10:10:30.616720538</dc:date>
    <meta:document-statistic meta:table-count="0" meta:image-count="0" meta:object-count="0" meta:page-count="4" meta:paragraph-count="88" meta:word-count="322" meta:character-count="2594" meta:non-whitespace-character-count="2341"/>
  </office:meta>
</office:document-meta>
</file>